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mic Sans MS2" svg:font-family="'Comic Sans MS'"/>
    <style:font-face style:name="OpenSymbol" svg:font-family="OpenSymbol"/>
    <style:font-face style:name="Comic Sans MS" svg:font-family="'Comic Sans MS'" style:font-family-generic="scrip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mic Sans MS1"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Comic Sans MS1" fo:font-size="16pt" style:font-name-asian="Arial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Comic Sans MS1" fo:font-size="14pt" style:font-name-asian="Arial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size="14pt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Comic Sans MS" fo:font-size="16pt" style:font-name-asian="Arial" style:font-size-asian="16pt" style:font-size-complex="16pt"/>
    </style:style>
    <style:style style:name="P6" style:family="paragraph" style:parent-style-name="Standard">
      <style:text-properties style:font-name="Arial1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Comic Sans MS1" fo:font-size="14pt" style:font-name-asian="Arial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omic Sans MS1" fo:font-size="16pt" style:font-name-asian="Arial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Comic Sans MS1" fo:font-size="16pt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style:font-name="Comic Sans MS" fo:font-size="14pt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omic Sans MS" fo:font-size="16pt" style:font-name-asian="Arial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style:font-name-asian="Arial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4pt" style:font-name-asian="Arial" style:font-size-asian="14pt" style:font-size-complex="14pt"/>
    </style:style>
    <style:style style:name="T1" style:family="text">
      <style:text-properties style:font-name="Comic Sans MS" fo:font-size="14pt" style:font-size-asian="12.25pt" style:font-size-complex="14pt"/>
    </style:style>
    <style:style style:name="T2" style:family="text">
      <style:text-properties style:font-name="Comic Sans MS"/>
    </style:style>
    <style:style style:name="T3" style:family="text">
      <style:text-properties style:font-name="Comic Sans MS" fo:font-size="14pt" style:font-size-asian="12.25pt" style:font-size-complex="14pt"/>
    </style:style>
    <style:style style:name="T4" style:family="text">
      <style:text-properties style:font-name="Arial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~ Aus unserem Gästebuch ~ <text:s text:c="30"/>stand 03.09.2013</text:p>
      <text:p text:style-name="P1"><text:span text:style-name="T1">Herzlichen Dank, es war eine tolle Auff</text:span><text:span text:style-name="T1">ü</text:span><text:span text:style-name="T1">hrung!</text:span></text:p>
      <text:p text:style-name="P4"/>
      <text:p text:style-name="P4">Drei Musikfans sagen ein herzliches Dankesch<text:span text:style-name="T2">ö</text:span>n f<text:span text:style-name="T2">ür eine amüsante und musikalisch exzellente Opernaufführung! Zwei wunderbaren, einfallsreichen Künstlern weiterhin viel Erfolg!</text:span></text:p>
      <text:p text:style-name="P4"/>
      <text:p text:style-name="P5">～ゲストブックより～</text:p>
      <text:p text:style-name="P5"><text:span text:style-name="T4">本当にすごいパフォーマンスでした。ありがとうございました。</text:span></text:p>
      <text:p text:style-name="P12"/>
      <text:p text:style-name="P12">三人の音楽ファンより一言、楽しく音楽的にも絶好の素晴らしいオペラを届けて下さり、心を込めてありがとうございました！素晴らしくクリエイティブなこの二人の芸術家達に、これからも成功あれ！</text:p>
      <text:p text:style-name="P2"/>
      <text:p text:style-name="P2">~ From our Guestbook ~　　</text:p>
      <text:p text:style-name="P2">Great thanks for the just great performance!</text:p>
      <text:p text:style-name="P2"/>
      <text:p text:style-name="P2">Three music fans say, great thanks for an amusing and excellent musical opera! Futhermore a lot of success to the two wonderful and creative artists!</text:p>
      <text:p text:style-name="P13"/>
      <text:p text:style-name="P6">Telling the truth it’s realy beyond my expectation!</text:p>
      <text:p text:style-name="Standard"> </text:p>
      <text:p text:style-name="P6">Not to mention a playing ,directions and performances were so splended!!</text:p>
      <text:p text:style-name="P6">It was grate to play all musical pieces in two people!</text:p>
      <text:p text:style-name="P6">It’s amazing!</text:p>
      <text:p text:style-name="Standard"> </text:p>
      <text:p text:style-name="P6">Anyway...let me say thank you one more time.</text:p>
      <text:list xml:id="list1199854385" text:style-name="L3">
        <text:list-header>
          <text:p text:style-name="P7">　S.S</text:p>
        </text:list-header>
      </text:list>
      <text:p text:style-name="P3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1" svg:font-family="Arial"/>
    <style:font-face style:name="Comic Sans MS2" svg:font-family="'Comic Sans MS'"/>
    <style:font-face style:name="OpenSymbol" svg:font-family="OpenSymbol"/>
    <style:font-face style:name="Comic Sans MS" svg:font-family="'Comic Sans MS'" style:font-family-generic="scrip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20:33:37</meta:creation-date>
    <dc:date>2013-09-03T12:47:11</dc:date>
    <meta:editing-duration>PT1H34M22S</meta:editing-duration>
    <meta:editing-cycles>13</meta:editing-cycles>
    <meta:generator>LibreOffice/3.5$Linux_x86 LibreOffice_project/350m1$Build-413</meta:generator>
    <meta:document-statistic meta:table-count="0" meta:image-count="0" meta:object-count="0" meta:page-count="1" meta:paragraph-count="17" meta:word-count="231" meta:character-count="881" meta:non-whitespace-character-count="746"/>
  </office:meta>
</office:document-meta>
</file>